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123800000988D566C4CA165304E5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716075"/>
    </style:style>
    <style:style style:name="P2" style:family="paragraph" style:parent-style-name="Text_20_body">
      <style:text-properties officeooo:paragraph-rsid="0086d51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 <text:ruby text:style-name="Ru1"><text:ruby-base>關</text:ruby-base><text:ruby-text>官一求</text:ruby-text></text:ruby> <text:ruby text:style-name="Ru1"><text:ruby-base>雎</text:ruby-base><text:ruby-text>居一出</text:ruby-text></text:ruby> 》</text:p>
      <text:p text:style-name="Text_20_body"><text:ruby text:style-name="Ru1"><text:ruby-base>關</text:ruby-base><text:ruby-text>官一求</text:ruby-text></text:ruby> <text:ruby text:style-name="Ru1"><text:ruby-base>關</text:ruby-base><text:ruby-text>官一求</text:ruby-text></text:ruby> <text:ruby text:style-name="Ru1"><text:ruby-base>雎</text:ruby-base><text:ruby-text>居一出</text:ruby-text></text:ruby> <text:ruby text:style-name="Ru1"><text:ruby-base>鳩</text:ruby-base><text:ruby-text>丩一去</text:ruby-text></text:ruby> ， <text:ruby text:style-name="Ru1"><text:ruby-base>在</text:ruby-base><text:ruby-text>皆六曾</text:ruby-text></text:ruby> <text:ruby text:style-name="Ru1"><text:ruby-base>河</text:ruby-base><text:ruby-text>高五喜</text:ruby-text></text:ruby> <text:ruby text:style-name="Ru1"><text:ruby-base>之</text:ruby-base><text:ruby-text>居一曾</text:ruby-text></text:ruby> <text:ruby text:style-name="Ru1"><text:ruby-base>洲</text:ruby-base><text:ruby-text>丩一曾</text:ruby-text></text:ruby> 。 <text:line-break/><text:ruby text:style-name="Ru1"><text:ruby-base>窈</text:ruby-base><text:ruby-text>嬌二英</text:ruby-text></text:ruby> <text:ruby text:style-name="Ru1"><text:ruby-base>窕</text:ruby-base><text:ruby-text>嬌二他</text:ruby-text></text:ruby> <text:ruby text:style-name="Ru1"><text:ruby-base>淑</text:ruby-base><text:ruby-text>恭四時</text:ruby-text></text:ruby> <text:ruby text:style-name="Ru1"><text:ruby-base>女</text:ruby-base><text:ruby-text>龜二柳</text:ruby-text></text:ruby> ， <text:ruby text:style-name="Ru1"><text:ruby-base>君</text:ruby-base><text:ruby-text>君一求</text:ruby-text></text:ruby> <text:ruby text:style-name="Ru1"><text:ruby-base>子</text:ruby-base><text:ruby-text>龜二曾</text:ruby-text></text:ruby> <text:ruby text:style-name="Ru1"><text:ruby-base>好</text:ruby-base><text:ruby-text>姑三喜</text:ruby-text></text:ruby> <text:ruby text:style-name="Ru1"><text:ruby-base>逑</text:ruby-base><text:ruby-text>丩五求</text:ruby-text></text:ruby> 。 </text:p>
      <text:p text:style-name="P1"><text:ruby text:style-name="Ru1"><text:ruby-base>參</text:ruby-base><text:ruby-text>甘一出</text:ruby-text></text:ruby> <text:ruby text:style-name="Ru1"><text:ruby-base>差</text:ruby-base><text:ruby-text>龜一出</text:ruby-text></text:ruby> <text:ruby text:style-name="Ru1"><text:ruby-base>荇</text:ruby-base><text:ruby-text>經七喜</text:ruby-text></text:ruby> <text:ruby text:style-name="Ru1"><text:ruby-base>菜</text:ruby-base><text:ruby-text>皆三出</text:ruby-text></text:ruby> ， <text:ruby text:style-name="Ru1"><text:ruby-base>左</text:ruby-base><text:ruby-text>高二曾</text:ruby-text></text:ruby> <text:ruby text:style-name="Ru1"><text:ruby-base>右</text:ruby-base><text:ruby-text>丩七英</text:ruby-text></text:ruby> <text:ruby text:style-name="Ru1"><text:ruby-base>流</text:ruby-base><text:ruby-text>丩五柳</text:ruby-text></text:ruby> <text:ruby text:style-name="Ru1"><text:ruby-base>之</text:ruby-base><text:ruby-text>居一曾</text:ruby-text></text:ruby> 。 <text:line-break/><text:soft-page-break/><text:ruby text:style-name="Ru1"><text:ruby-base>窈</text:ruby-base><text:ruby-text>嬌二英</text:ruby-text></text:ruby> <text:ruby text:style-name="Ru1"><text:ruby-base>窕</text:ruby-base><text:ruby-text>嬌二他</text:ruby-text></text:ruby> <text:ruby text:style-name="Ru1"><text:ruby-base>淑</text:ruby-base><text:ruby-text>恭四時</text:ruby-text></text:ruby> <text:ruby text:style-name="Ru1"><text:ruby-base>女</text:ruby-base><text:ruby-text>龜二柳</text:ruby-text></text:ruby> ， <text:ruby text:style-name="Ru1"><text:ruby-base>寤</text:ruby-base><text:ruby-text>沽七語</text:ruby-text></text:ruby> <text:ruby text:style-name="Ru1"><text:ruby-base>寐</text:ruby-base><text:ruby-text>居七門</text:ruby-text></text:ruby> <text:ruby text:style-name="Ru1"><text:ruby-base>求</text:ruby-base><text:ruby-text>丩五求</text:ruby-text></text:ruby> <text:ruby text:style-name="Ru1"><text:ruby-base>之</text:ruby-base><text:ruby-text>居一曾</text:ruby-text></text:ruby> 。 </text:p>
      <text:p text:style-name="P2"><text:ruby text:style-name="Ru1"><text:ruby-base>求</text:ruby-base><text:ruby-text>丩五求</text:ruby-text></text:ruby> <text:ruby text:style-name="Ru1"><text:ruby-base>之</text:ruby-base><text:ruby-text>居一曾</text:ruby-text></text:ruby> <text:ruby text:style-name="Ru1"><text:ruby-base>不</text:ruby-base><text:ruby-text>君四邊</text:ruby-text></text:ruby> <text:ruby text:style-name="Ru1"><text:ruby-base>得</text:ruby-base><text:ruby-text>經四地</text:ruby-text></text:ruby> ， <text:ruby text:style-name="Ru1"><text:ruby-base>寤</text:ruby-base><text:ruby-text>沽七語</text:ruby-text></text:ruby> <text:ruby text:style-name="Ru1"><text:ruby-base>寐</text:ruby-base><text:ruby-text>居七門</text:ruby-text></text:ruby> <text:ruby text:style-name="Ru1"><text:ruby-base>思</text:ruby-base><text:ruby-text>龜一時</text:ruby-text></text:ruby> <text:ruby text:style-name="Ru1"><text:ruby-base>服</text:ruby-base><text:ruby-text>光八喜</text:ruby-text></text:ruby> 。 <text:line-break/><text:ruby text:style-name="Ru1"><text:ruby-base>悠</text:ruby-base><text:ruby-text>丩一英</text:ruby-text></text:ruby> <text:ruby text:style-name="Ru1"><text:ruby-base>哉</text:ruby-base><text:ruby-text>皆一曾</text:ruby-text></text:ruby> <text:ruby text:style-name="Ru1"><text:ruby-base>悠</text:ruby-base><text:ruby-text>丩一英</text:ruby-text></text:ruby> <text:ruby text:style-name="Ru1"><text:ruby-base>哉</text:ruby-base><text:ruby-text>皆一曾</text:ruby-text></text:ruby> ， <text:ruby text:style-name="Ru1"><text:ruby-base>輾</text:ruby-base><text:ruby-text>堅二地</text:ruby-text></text:ruby> <text:ruby text:style-name="Ru1"><text:ruby-base>轉</text:ruby-base><text:ruby-text>觀二曾</text:ruby-text></text:ruby> <text:ruby text:style-name="Ru1"><text:ruby-base>反</text:ruby-base><text:ruby-text>官二喜</text:ruby-text></text:ruby> <text:ruby text:style-name="Ru1"><text:ruby-base>側</text:ruby-base><text:ruby-text>經四出</text:ruby-text></text:ruby> 。 </text:p>
      <text:p text:style-name="P2"><text:ruby text:style-name="Ru1"><text:ruby-base>參</text:ruby-base><text:ruby-text>甘一出</text:ruby-text></text:ruby> <text:ruby text:style-name="Ru1"><text:ruby-base>差</text:ruby-base><text:ruby-text>龜一出</text:ruby-text></text:ruby> <text:ruby text:style-name="Ru1"><text:ruby-base>荇</text:ruby-base><text:ruby-text>經七喜</text:ruby-text></text:ruby> <text:ruby text:style-name="Ru1"><text:ruby-base>菜</text:ruby-base><text:ruby-text>皆三出</text:ruby-text></text:ruby> ， <text:ruby text:style-name="Ru1"><text:ruby-base>左</text:ruby-base><text:ruby-text>高二曾</text:ruby-text></text:ruby> <text:ruby text:style-name="Ru1"><text:ruby-base>右</text:ruby-base><text:ruby-text>丩六英</text:ruby-text></text:ruby> <text:ruby text:style-name="Ru1"><text:ruby-base>采</text:ruby-base><text:ruby-text>皆二出</text:ruby-text></text:ruby> <text:ruby text:style-name="Ru1"><text:ruby-base>之</text:ruby-base><text:ruby-text>居一曾</text:ruby-text></text:ruby> 。 <text:line-break/><text:soft-page-break/><text:ruby text:style-name="Ru1"><text:ruby-base>窈</text:ruby-base><text:ruby-text>嬌二英</text:ruby-text></text:ruby> <text:ruby text:style-name="Ru1"><text:ruby-base>窕</text:ruby-base><text:ruby-text>嬌二他</text:ruby-text></text:ruby> <text:ruby text:style-name="Ru1"><text:ruby-base>淑</text:ruby-base><text:ruby-text>恭四時</text:ruby-text></text:ruby> <text:ruby text:style-name="Ru1"><text:ruby-base>女</text:ruby-base><text:ruby-text>龜二柳</text:ruby-text></text:ruby> ， <text:ruby text:style-name="Ru1"><text:ruby-base>琴</text:ruby-base><text:ruby-text>金五去</text:ruby-text></text:ruby> <text:ruby text:style-name="Ru1"><text:ruby-base>瑟</text:ruby-base><text:ruby-text>經四時</text:ruby-text></text:ruby> <text:ruby text:style-name="Ru1"><text:ruby-base>友</text:ruby-base><text:ruby-text>丩二英</text:ruby-text></text:ruby> <text:ruby text:style-name="Ru1"><text:ruby-base>之</text:ruby-base><text:ruby-text>居一曾</text:ruby-text></text:ruby> 。 </text:p>
      <text:p text:style-name="P2"><text:ruby text:style-name="Ru1"><text:ruby-base>參</text:ruby-base><text:ruby-text>甘一出</text:ruby-text></text:ruby> <text:ruby text:style-name="Ru1"><text:ruby-base>差</text:ruby-base><text:ruby-text>龜一出</text:ruby-text></text:ruby> <text:ruby text:style-name="Ru1"><text:ruby-base>荇</text:ruby-base><text:ruby-text>經七喜</text:ruby-text></text:ruby> <text:ruby text:style-name="Ru1"><text:ruby-base>菜</text:ruby-base><text:ruby-text>皆三出</text:ruby-text></text:ruby> ， <text:ruby text:style-name="Ru1"><text:ruby-base>左</text:ruby-base><text:ruby-text>高二曾</text:ruby-text></text:ruby> <text:ruby text:style-name="Ru1"><text:ruby-base>右</text:ruby-base><text:ruby-text>丩六英</text:ruby-text></text:ruby> <text:ruby text:style-name="Ru1"><text:ruby-base>芼</text:ruby-base><text:ruby-text>沽五門</text:ruby-text></text:ruby> <text:ruby text:style-name="Ru1"><text:ruby-base>之</text:ruby-base><text:ruby-text>居一曾</text:ruby-text></text:ruby> 。 <text:line-break/><text:ruby text:style-name="Ru1"><text:ruby-base>窈</text:ruby-base><text:ruby-text>嬌二英</text:ruby-text></text:ruby> <text:ruby text:style-name="Ru1"><text:ruby-base>窕</text:ruby-base><text:ruby-text>嬌二他</text:ruby-text></text:ruby> <text:ruby text:style-name="Ru1"><text:ruby-base>淑</text:ruby-base><text:ruby-text>恭四時</text:ruby-text></text:ruby> <text:ruby text:style-name="Ru1"><text:ruby-base>女</text:ruby-base><text:ruby-text>龜二柳</text:ruby-text></text:ruby> ， <text:ruby text:style-name="Ru1"><text:ruby-base>鐘</text:ruby-base><text:ruby-text>宮一曾</text:ruby-text></text:ruby> <text:ruby text:style-name="Ru1"><text:ruby-base>鼓</text:ruby-base><text:ruby-text>姑二求</text:ruby-text></text:ruby> <text:ruby text:style-name="Ru1"><text:ruby-base>樂</text:ruby-base><text:ruby-text>江八語</text:ruby-text></text:ruby> <text:ruby text:style-name="Ru1"><text:ruby-base>之</text:ruby-base><text:ruby-text>居一曾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15%" fo:orphans="0" fo:widows="0" style:register-true="false" style:page-number="auto" style:snap-to-layout-grid="false"/>
      <style:text-properties fo:font-size="50pt" fo:letter-spacing="normal" style:font-name-asian="魏碑-繁" style:font-family-asian="魏碑-繁" style:font-style-name-asian="標準" style:font-pitch-asian="variable" style:font-size-asian="5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line-height="100%" fo:text-align="center" style:justify-single-word="false" fo:orphans="0" fo:widows="0" style:register-true="false" style:page-number="auto" fo:break-before="page" fo:keep-with-next="auto" style:text-autospace="none" style:punctuation-wrap="simple" style:line-break="normal"/>
      <style:text-properties fo:font-size="48pt" fo:letter-spacing="normal" fo:font-weight="normal" style:letter-kerning="fals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75cm" style:type="center"/>
          <style:tab-stop style:position="2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75cm" style:type="center"/>
          <style:tab-stop style:position="27.5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14pt" style:text-underline-style="none" style:font-name-asian="圓體-繁" style:font-family-asian="圓體-繁" style:font-style-name-asian="標準" style:font-pitch-asian="variable" style:font-size-asian="14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1.199cm" fo:margin-bottom="1.199cm" fo:margin-left="1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width="29.7cm" svg:height="19.801cm" draw:z-index="0"><draw:image xlink:href="Pictures/100000000000123800000988D566C4CA165304E5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2H53M38S</meta:editing-duration>
    <meta:editing-cycles>86</meta:editing-cycles>
    <meta:generator>LibreOffice/7.2.5.2$MacOSX_X86_64 LibreOffice_project/499f9727c189e6ef3471021d6132d4c694f357e5</meta:generator>
    <dc:title>我的草稿</dc:title>
    <dc:date>2022-03-11T12:48:57.486706284</dc:date>
    <meta:print-date>2022-02-09T16:55:11.179092062</meta:print-date>
    <meta:document-statistic meta:table-count="0" meta:image-count="1" meta:object-count="0" meta:page-count="3" meta:paragraph-count="6" meta:word-count="104" meta:character-count="212" meta:non-whitespace-character-count="104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